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7448*"/>
    </style:style>
    <style:style style:name="Table1.B" style:family="table-column">
      <style:table-column-properties style:rel-column-width="28086*"/>
    </style:style>
  </office:automatic-styles>
  <office:body>
    <office:text>
      <text:p text:style-name="Title">Slides</text:p>
      <text:p text:style-name="Text_20_body">The slides covers only some of the lecture chapters, and are grouped by topic, as indicated below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<text:span text:style-name="Source_Text">ToString</text:span>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Source_Text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Slides</dc:title>
    <dc:description/>
    <dc:subject/>
    <meta:keyword/>
    <meta:initial-creator/>
    <dc:creator/>
    <meta:creation-date>2024-08-15T18:01:47Z</meta:creation-date>
    <dc:date>2024-08-15T18:01:47Z</dc:date>
  </office:meta>
</office:document-meta>
</file>